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9623" officeooo:paragraph-rsid="00189623"/>
    </style:style>
    <style:style style:name="P2" style:family="paragraph" style:parent-style-name="Standard">
      <style:text-properties officeooo:rsid="001a1a8a" officeooo:paragraph-rsid="001a1a8a"/>
    </style:style>
    <style:style style:name="P3" style:family="paragraph" style:parent-style-name="Standard">
      <style:text-properties fo:font-weight="bold" officeooo:rsid="00189623" officeooo:paragraph-rsid="00189623" style:font-weight-asian="bold" style:font-weight-complex="bold"/>
    </style:style>
    <style:style style:name="P4" style:family="paragraph" style:parent-style-name="Standard" style:list-style-name="L1">
      <style:text-properties officeooo:rsid="00189623" officeooo:paragraph-rsid="00189623"/>
    </style:style>
    <style:style style:name="P5" style:family="paragraph" style:parent-style-name="Standard" style:list-style-name="L1">
      <style:text-properties officeooo:rsid="00191c6e" officeooo:paragraph-rsid="00191c6e"/>
    </style:style>
    <style:style style:name="P6" style:family="paragraph" style:parent-style-name="Standard" style:list-style-name="L1">
      <style:text-properties officeooo:rsid="001a1a8a" officeooo:paragraph-rsid="001a1a8a"/>
    </style:style>
    <style:style style:name="P7" style:family="paragraph" style:parent-style-name="Standard">
      <style:text-properties officeooo:rsid="001bbdef" officeooo:paragraph-rsid="001bbdef"/>
    </style:style>
    <style:style style:name="P8" style:family="paragraph" style:parent-style-name="Standard" style:list-style-name="L2">
      <style:text-properties officeooo:rsid="001bbdef" officeooo:paragraph-rsid="001bbdef"/>
    </style:style>
    <style:style style:name="T1" style:family="text">
      <style:text-properties officeooo:rsid="001a1a8a"/>
    </style:style>
    <style:style style:name="T2" style:family="text">
      <style:text-properties officeooo:rsid="001bbd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s and work done</text:p>
      <text:p text:style-name="P1"/>
      <text:p text:style-name="P3">10/28/2020</text:p>
      <text:p text:style-name="P1">4:30pm - <text:span text:style-name="T1">9pm</text:span></text:p>
      <text:list xml:id="list3300522218" text:style-name="L1">
        <text:list-item>
          <text:p text:style-name="P4">put ICard.h in interface folder</text:p>
        </text:list-item>
        <text:list-item>
          <text:p text:style-name="P4">removed attributes from Card.h interface</text:p>
        </text:list-item>
        <text:list-item>
          <text:p text:style-name="P4">made return type of getCardView an ICardView</text:p>
        </text:list-item>
        <text:list-item>
          <text:p text:style-name="P4">fixed definition to be in format ICARD_H</text:p>
        </text:list-item>
        <text:list-item>
          <text:p text:style-name="P4">made Card.h</text:p>
        </text:list-item>
        <text:list-item>
          <text:p text:style-name="P5">fixed card.cpp to implement Card.h</text:p>
        </text:list-item>
        <text:list-item>
          <text:p text:style-name="P4">made RummyGame.h</text:p>
        </text:list-item>
        <text:list-item>
          <text:p text:style-name="P5">made RummyGame.cpp</text:p>
        </text:list-item>
        <text:list-item>
          <text:p text:style-name="P6">made Stack.h</text:p>
        </text:list-item>
        <text:list-item>
          <text:p text:style-name="P6">fixed Stack.cpp</text:p>
        </text:list-item>
        <text:list-item>
          <text:p text:style-name="P6">fixed all the ifndef and defines for header files to be in correct format</text:p>
        </text:list-item>
        <text:list-item>
          <text:p text:style-name="P6">pushed changes to git</text:p>
        </text:list-item>
      </text:list>
      <text:p text:style-name="P2"/>
      <text:p text:style-name="P7">10/29/2020</text:p>
      <text:p text:style-name="P7">1:30pm – 3pm</text:p>
      <text:list xml:id="list1033995967" text:style-name="L2">
        <text:list-item>
          <text:p text:style-name="P8">added RowOfStacks.h and made private data a list of Stack</text:p>
        </text:list-item>
        <text:list-item>
          <text:p text:style-name="P8">fixed RowOfStacks.cpp to implement this correctly</text:p>
        </text:list-item>
        <text:list-item>
          <text:p text:style-name="P8">went through modelLayerDesign.doc and made included full class signatures for each method description</text:p>
        </text:list-item>
        <text:list-item>
          <text:p text:style-name="P8">pushed changes to git</text:p>
        </text:list-item>
      </text:list>
      <text:p text:style-name="P7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19:43:21.909824444</meta:creation-date>
    <dc:date>2020-10-29T15:18:55.259903170</dc:date>
    <meta:editing-duration>PT1H24M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17" meta:character-count="662" meta:non-whitespace-character-count="581"/>
  </office:meta>
</office:document-meta>
</file>